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1c2164" officeooo:paragraph-rsid="001c2164"/>
    </style:style>
    <style:style style:name="P2" style:family="paragraph" style:parent-style-name="Standard">
      <style:paragraph-properties fo:text-align="center" style:justify-single-word="false"/>
      <style:text-properties fo:font-size="15pt" officeooo:rsid="001c2164" officeooo:paragraph-rsid="001c2164" style:font-size-asian="15pt" style:font-size-complex="15pt"/>
    </style:style>
    <style:style style:name="P3" style:family="paragraph" style:parent-style-name="Standard">
      <style:paragraph-properties fo:text-align="start" style:justify-single-word="false"/>
      <style:text-properties fo:font-size="15pt" officeooo:rsid="001c2164" officeooo:paragraph-rsid="001c2164" style:font-size-asian="15pt" style:font-size-complex="15pt"/>
    </style:style>
    <style:style style:name="P4" style:family="paragraph" style:parent-style-name="Standard">
      <style:paragraph-properties fo:text-align="start" style:justify-single-word="false"/>
      <style:text-properties fo:font-size="15pt" officeooo:rsid="001c2164" officeooo:paragraph-rsid="001c2164" style:font-size-asian="15pt" style:font-size-complex="15pt"/>
    </style:style>
    <style:style style:name="P5" style:family="paragraph" style:parent-style-name="Standard">
      <style:paragraph-properties fo:text-align="start" style:justify-single-word="false"/>
      <style:text-properties fo:font-size="15pt" officeooo:rsid="001f0664" officeooo:paragraph-rsid="001c2164" style:font-size-asian="15pt" style:font-size-complex="15pt"/>
    </style:style>
    <style:style style:name="P6" style:family="paragraph" style:parent-style-name="Standard">
      <style:paragraph-properties fo:text-align="start" style:justify-single-word="false"/>
      <style:text-properties fo:font-size="15pt" officeooo:rsid="00270e4e" officeooo:paragraph-rsid="00270e4e" style:font-size-asian="15pt" style:font-size-complex="15pt"/>
    </style:style>
    <style:style style:name="P7" style:family="paragraph" style:parent-style-name="Standard">
      <style:paragraph-properties fo:text-align="start" style:justify-single-word="false"/>
      <style:text-properties fo:font-size="15pt" officeooo:rsid="00270e4e" officeooo:paragraph-rsid="002bc7c9" style:font-size-asian="15pt" style:font-size-complex="15pt"/>
    </style:style>
    <style:style style:name="P8" style:family="paragraph" style:parent-style-name="Standard">
      <style:paragraph-properties fo:text-align="start" style:justify-single-word="false"/>
      <style:text-properties fo:font-size="15pt" fo:font-weight="normal" officeooo:rsid="002acdec" officeooo:paragraph-rsid="002ce78a" style:font-size-asian="15pt" style:font-weight-asian="normal" style:font-size-complex="15pt" style:font-weight-complex="normal"/>
    </style:style>
    <style:style style:name="P9" style:family="paragraph">
      <loext:graphic-properties draw:fill="solid" draw:fill-color="#da1616"/>
      <style:text-properties fo:font-size="12pt"/>
    </style:style>
    <style:style style:name="P10" style:family="paragraph">
      <style:text-properties fo:color="#ffffff" fo:font-size="14pt" style:font-size-asian="14pt" style:font-size-complex="14pt"/>
    </style:style>
    <style:style style:name="P11" style:family="paragraph">
      <loext:graphic-properties draw:fill-color="#da1616"/>
      <style:text-properties fo:color="#ffffff" fo:font-size="14pt" style:font-size-asian="14pt" style:font-size-complex="14pt"/>
    </style:style>
    <style:style style:name="P12" style:family="paragraph">
      <loext:graphic-properties draw:fill-color="#da1616"/>
    </style:style>
    <style:style style:name="P13" style:family="paragraph">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5pt" officeooo:rsid="001d5fe3" style:font-size-asian="15pt" style:font-size-complex="15pt"/>
    </style:style>
    <style:style style:name="T3" style:family="text">
      <style:text-properties fo:font-size="15pt" officeooo:rsid="001f0664" style:font-size-asian="15pt" style:font-size-complex="15pt"/>
    </style:style>
    <style:style style:name="T4" style:family="text">
      <style:text-properties fo:font-weight="bold" style:font-weight-asian="bold" style:font-weight-complex="bold"/>
    </style:style>
    <style:style style:name="T5" style:family="text">
      <style:text-properties fo:font-weight="bold" officeooo:rsid="002910e2" style:font-weight-asian="bold" style:font-weight-complex="bold"/>
    </style:style>
    <style:style style:name="T6" style:family="text">
      <style:text-properties fo:font-weight="bold" officeooo:rsid="002bc7c9" style:font-weight-asian="bold" style:font-weight-complex="bold"/>
    </style:style>
    <style:style style:name="T7" style:family="text">
      <style:text-properties officeooo:rsid="002bfd51"/>
    </style:style>
    <style:style style:name="T8" style:family="text">
      <style:text-properties fo:color="#ffffff" fo:font-size="14pt" style:font-size-asian="14pt" style:font-size-complex="14pt"/>
    </style:style>
    <style:style style:name="T9" style:family="text">
      <style:text-properties fo:font-size="12pt"/>
    </style:style>
    <style:style style:name="gr1" style:family="graphic">
      <style:graphic-properties draw:fill="solid" draw:fill-color="#da1616" draw:textarea-horizontal-align="justify" draw:textarea-vertical-align="middle" draw:auto-grow-height="false" fo:min-height="0.7665in" fo:min-width="1.8902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da1616" draw:textarea-horizontal-align="justify" draw:textarea-vertical-align="middle" draw:auto-grow-height="false" fo:min-height="0.778in" fo:min-width="2.472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da1616" draw:textarea-horizontal-align="justify" draw:textarea-vertical-align="middle" draw:auto-grow-height="false" fo:min-height="0.7528in" fo:min-width="2.1693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da1616" draw:textarea-horizontal-align="justify" draw:textarea-vertical-align="middle" draw:auto-grow-height="false" fo:min-height="0.7402in" fo:min-width="2.0181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da1616" draw:textarea-horizontal-align="justify" draw:textarea-vertical-align="middle" draw:auto-grow-height="false" fo:min-height="0.928in" fo:min-width="3.0665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da1616" draw:textarea-horizontal-align="justify" draw:textarea-vertical-align="middle" draw:auto-grow-height="false" fo:min-height="1.0528in" fo:min-width="2.6638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da1616" draw:textarea-horizontal-align="justify" draw:textarea-vertical-align="middle" draw:auto-grow-height="false" fo:min-height="1.2035in" fo:min-width="0.1874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da1616" draw:textarea-horizontal-align="justify" draw:textarea-vertical-align="middle" draw:auto-grow-height="false" fo:min-height="1.1181in" fo:min-width="0.1945in" style:run-through="foreground" style:wrap="run-through" style:number-wrapped-paragraphs="no-limit" style:vertical-pos="from-top" style:vertical-rel="paragraph" style:horizontal-pos="from-left" style:horizontal-rel="paragraph"/>
    </style:style>
    <style:style style:name="gr9" style:family="graphic">
      <style:graphic-properties draw:fill-color="#da1616" draw:textarea-horizontal-align="justify" draw:textarea-vertical-align="middle" draw:auto-grow-height="false" fo:min-height="0.3528in" fo:min-width="0.1181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da1616" draw:textarea-horizontal-align="justify" draw:textarea-vertical-align="middle" draw:auto-grow-height="false" fo:min-height="0.3154in" fo:min-width="0.1319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da1616" draw:textarea-horizontal-align="justify" draw:textarea-vertical-align="middle" draw:auto-grow-height="false" fo:min-height="0.3646in" fo:min-width="0.11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text:p>
      <text:p text:style-name="P2">by Mike Karamousadakis</text:p>
      <text:p text:style-name="P3"/>
      <text:p text:style-name="P3">1) Goal and Specifications</text:p>
      <text:p text:style-name="P3"/>
      <text:p text:style-name="P3">The goal of my 2 month Internship in 01Mechatronics was to build a 6dof robot manipulator, using Python for programming and the Servo Motors provided by the company. The specifications were, the robot to have as much smoothness in it’s motion as possible, taking into account the specific Servo Motors.</text:p>
      <text:p text:style-name="P3"/>
      <text:p text:style-name="P3">2) Structure</text:p>
      <text:p text:style-name="P3"/>
      <text:p text:style-name="P1"><text:span text:style-name="T1">The structure of the </text:span><text:span text:style-name="T3">work is </text:span><text:span text:style-name="T2">summarized in the following </text:span><text:span text:style-name="T3">diagram:</text:span></text:p>
      <text:p text:style-name="P5"/>
      <text:p text:style-name="P5"><draw:custom-shape text:anchor-type="paragraph" draw:z-index="0" draw:name="Shape1" draw:style-name="gr1" draw:text-style-name="P9" svg:width="1.9724in" svg:height="0.8488in" svg:x="2.5598in" svg:y="0.1193in"><text:p><text:span text:style-name="T8">Description of the Robot</text:span></text:p><text:p><text:span text:style-name="T8">6dof_description.urdf</text:span></text:p><text:p><text:span text:style-name="T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11" svg:width="2.5559in" svg:height="0.8614in" svg:x="2.3516in" svg:y="3.772in"><text:p text:style-name="P10"><text:span text:style-name="T8">Robot Testing Script</text:span></text:p><text:p text:style-name="P10"><text:span text:style-name="T8">6dof_commander.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12" svg:width="2.2504in" svg:height="0.8335in" svg:x="4.7681in" svg:y="0.1193in"><text:p><text:span text:style-name="T8">Inverse Kinematics Module</text:span></text:p><text:p><text:span text:style-name="T8"><text:a xlink:href="https://github.com/Phylliade/ikpy" xlink:type="simple">ikpy module</tex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4" draw:style-name="gr4" draw:text-style-name="P11" svg:width="2.0976in" svg:height="0.8197in" svg:x="0.3516in" svg:y="0.1055in"><text:p text:style-name="P13"><text:span text:style-name="T8">Layer of SMS commands</text:span></text:p><text:p text:style-name="P13"><text:span text:style-name="T8">sms_library_oo.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2" draw:style-name="gr7" draw:text-style-name="P12" svg:width="0.3752in" svg:height="1.3752in" svg:x="4.3098in" svg:y="2.39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7" draw:style-name="gr8" draw:text-style-name="P12" svg:width="0.3894in" svg:height="1.278in" svg:x="2.5181in" svg:y="2.494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8" draw:style-name="gr9" draw:text-style-name="P12" svg:width="0.2362in" svg:height="0.4031in" svg:x="1.3098in" svg:y="0.9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custom-shape text:anchor-type="paragraph" draw:z-index="10" draw:name="Shape10" draw:style-name="gr11" draw:text-style-name="P12" svg:width="0.2224in" svg:height="0.4169in" svg:x="5.5457in" svg:y="0.2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9" draw:name="Shape9" draw:style-name="gr10" draw:text-style-name="P12" svg:width="0.2642in" svg:height="0.3598in" svg:x="3.1429in" svg:y="0.0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5" draw:name="Shape6" draw:style-name="gr6" draw:text-style-name="P11" svg:width="2.778in" svg:height="1.1669in" svg:x="0.7402in" svg:y="0.1299in"><text:p text:style-name="P13"><text:span text:style-name="T8">API for the Robotic Chain; </text:span></text:p><text:p text:style-name="P13"><text:span text:style-name="T8">inside functions like </text:span></text:p><text:p text:style-name="P13"><text:span text:style-name="T8">move_xyz_abc or move_circ</text:span></text:p><text:p text:style-name="P13"><text:span text:style-name="T8">robotic_chain.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draw:text-style-name="P11" svg:width="3.1669in" svg:height="1.028in" svg:x="3.8654in" svg:y="0.1717in"><text:p text:style-name="P13"><text:span text:style-name="T8">Transformations required for the Robot</text:span></text:p><text:p text:style-name="P13"><text:span text:style-name="T8">Implemented inside geometry_utils.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span text:style-name="T4">3.</text:span><text:span text:style-name="T5">1</text:span><text:span text:style-name="T6">. </text:span><text:span text:style-name="T5">Layer of SMS commands</text:span></text:p>
      <text:p text:style-name="P8">The process <text:span text:style-name="T7">for building the robot could not be initiated without a proper API for controlling the robot’s motors. So we implemented it in Python.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21:08.555085490</meta:creation-date>
    <dc:date>2017-10-23T17:12:55.088597954</dc:date>
    <meta:editing-duration>PT48M42S</meta:editing-duration>
    <meta:editing-cycles>5</meta:editing-cycles>
    <meta:generator>LibreOffice/5.1.6.2$Linux_X86_64 LibreOffice_project/10m0$Build-2</meta:generator>
    <meta:document-statistic meta:table-count="0" meta:image-count="0" meta:object-count="0" meta:page-count="2" meta:paragraph-count="8" meta:word-count="101" meta:character-count="607" meta:non-whitespace-character-count="512"/>
  </office:meta>
</office:document-meta>
</file>